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a que ayude a un estudiante de escuela primaria, para que aprenda a multiplicar. <text:tab/><text:tab/></text:p>
      <text:p text:style-name="Standard"/>
      <text:p text:style-name="Standard">El programa debe mostrar preguntas como: ¿Cúanto es 6 por 7? Utilizando números generados aleartoriamente.</text:p>
      <text:p text:style-name="Standard"/>
      <text:p text:style-name="Standard">El usuario debe escribir la respuesta y luego el programa evalua si es correcta o no.</text:p>
      <text:p text:style-name="Standard"/>
      <text:p text:style-name="Standard">Si la respuesta es incorrecta debe intentarse la misma pregunta hasta que se la respuesta sea correcta. </text:p>
      <text:p text:style-name="Standard">Si la respuesta es correcta debe mostrarse un mensaje de felicitación</text:p>
      <text:p text:style-name="Standard"/>
      <text:p text:style-name="Standard">iterar el programa 10 veces.</text:p>
      <text:p text:style-name="Table_20_Contents">Operacion {suma = 1, resta, multiplicacion, division}</text:p>
      <text:p text:style-name="Table_20_Contents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OperacionesMatematicas</text:p>
          </table:table-cell>
        </table:table-row>
        <table:table-row>
          <table:table-cell table:style-name="Tabla1.A2" office:value-type="string">
            <text:p text:style-name="Table_20_Contents">-valor1 : unsigned</text:p>
            <text:p text:style-name="Table_20_Contents">-valor2 : unsigned</text:p>
            <text:p text:style-name="Table_20_Contents">-operacion : Operacion</text:p>
          </table:table-cell>
        </table:table-row>
        <table:table-row>
          <table:table-cell table:style-name="Tabla1.A2" office:value-type="string">
            <text:p text:style-name="Table_20_Contents">+generarPregunta() *</text:p>
            <text:p text:style-name="Table_20_Contents">+mostrarMensaje(victoria : bool) *</text:p>
            <text:p text:style-name="Table_20_Contents">+evaluarRespuesta()</text:p>
            <text:p text:style-name="Table_20_Contents">+establecerRespuesta() *</text:p>
            <text:p text:style-name="Table_20_Contents">+obtenerRespuesta() : unsigned *</text:p>
            <text:p text:style-name="Table_20_Contents">+establecerValores() *</text:p>
            <text:p text:style-name="Table_20_Contents">+obtenerResultado() : unsigned *</text:p>
            <text:p text:style-name="Table_20_Contents">+establecerOperacion() *</text:p>
            <text:p text:style-name="Table_20_Contents">+obtenerOperacion() : Operacion *</text:p>
          </table:table-cell>
        </table:table-row>
      </table:table>
      <text:p text:style-name="Standard"/>
      <text:p text:style-name="Standard"/>
      <text:p text:style-name="Standard">+generarPregunta()</text:p>
      <text:p text:style-name="Standard"><text:s text:c="5"/>establecerResultado()</text:p>
      <text:p text:style-name="Standard"><text:s text:c="5"/>mostrar "¿cuanto es" valor1 &lt;&lt; operación &lt;&lt; valor 2</text:p>
      <text:p text:style-name="Standard"><text:s text:c="5"/>establecerRespuesta()</text:p>
      <text:p text:style-name="Standard"/>
      <text:p text:style-name="Standard"/>
      <text:p text:style-name="Standard">+establecerOperacion()</text:p>
      <text:p text:style-name="Standard"><text:s text:c="5"/>mostrar "elija la operación que desea practicar"</text:p>
      <text:p text:style-name="Standard"><text:tab/> <text:s text:c="6"/>"1. suma."</text:p>
      <text:p text:style-name="Standard"><text:tab/> <text:s text:c="6"/>"2. Resta."</text:p>
      <text:p text:style-name="Standard"><text:tab/> <text:s text:c="6"/>"3. Multiplicacion"</text:p>
      <text:p text:style-name="Standard"><text:tab/> <text:s text:c="6"/>"4. division.</text:p>
      <text:p text:style-name="Standard"><text:tab/> <text:s text:c="6"/>"0. todas"</text:p>
      <text:p text:style-name="Standard"><text:s text:c="5"/>leer entrada del usuario</text:p>
      <text:p text:style-name="Standard"><text:s text:c="5"/>si entrada está entre 0 o 4</text:p>
      <text:p text:style-name="Standard"><text:tab/>asignar entrada a operac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stablecerRespuesta(unsigned entrada)</text:p>
      <text:p text:style-name="Standard"><text:s text:c="5"/>si entrada = resultado</text:p>
      <text:p text:style-name="Standard"><text:tab/>mostrarMensaje (vitoria)</text:p>
      <text:p text:style-name="Standard"><text:s text:c="5"/>si no</text:p>
      <text:p text:style-name="Standard"><text:tab/>mostrarMensaje(false)</text:p>
      <text:p text:style-name="Standard"><text:tab/>establecerRespuesta</text:p>
      <text:p text:style-name="Standard"/>
      <text:p text:style-name="Standard"/>
      <text:p text:style-name="Standard">establecerValores()</text:p>
      <text:p text:style-name="Standard"><text:s text:c="6"/>valor1 = aleartorio()</text:p>
      <text:p text:style-name="Standard"><text:s text:c="5"/>valor2 = aleartorio()</text:p>
      <text:p text:style-name="Standard"/>
      <text:p text:style-name="Standard">obtenerOperacion() : Operacion</text:p>
      <text:p text:style-name="Standard"><text:s text:c="6"/>devuelve operacion</text:p>
      <text:p text:style-name="Standard"/>
      <text:p text:style-name="Standard">establecerOperacion(valor : Operacion)</text:p>
      <text:p text:style-name="Standard"><text:s text:c="5"/>operacion = valor</text:p>
      <text:p text:style-name="Standard"/>
      <text:p text:style-name="Standard">obtenerResultado() : unsigned</text:p>
      <text:p text:style-name="Standard"><text:s text:c="5"/>devuelve valor1 * valor2</text:p>
      <text:p text:style-name="Standard"/>
      <text:p text:style-name="Standard">mostrarMensaje(victoria : bool)</text:p>
      <text:p text:style-name="Standard"><text:s text:c="5"/>si victoria</text:p>
      <text:p text:style-name="Standard"><text:tab/>mostrar "Felicidades usted ha ganado"</text:p>
      <text:p text:style-name="Standard"><text:s text:c="5"/>si no</text:p>
      <text:p text:style-name="Standard"><text:tab/>mostrar "Vuelva a intenta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M24S</meta:editing-duration>
    <meta:editing-cycles>3</meta:editing-cycles>
    <meta:generator>OpenOffice/4.1.7$Win32 OpenOffice.org_project/417m1$Build-9800</meta:generator>
    <dc:date>2020-07-19T20:47:29.65</dc:date>
    <meta:document-statistic meta:table-count="1" meta:image-count="0" meta:object-count="0" meta:page-count="2" meta:paragraph-count="54" meta:word-count="218" meta:character-count="1758"/>
    <meta:user-defined meta:name="Info 1"/>
    <meta:user-defined meta:name="Info 2"/>
    <meta:user-defined meta:name="Info 3"/>
    <meta:user-defined meta:name="Info 4"/>
  </office:meta>
</office:document-meta>
</file>